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4pt" fo:language="fr" fo:country="FR" officeooo:rsid="00251190" officeooo:paragraph-rsid="000c7d02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3e2c9" officeooo:paragraph-rsid="0023e2c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2eb703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51190" officeooo:paragraph-rsid="0029e548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9e548" officeooo:paragraph-rsid="0029e548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705c4" officeooo:paragraph-rsid="0029e548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0c7d02" officeooo:paragraph-rsid="00251190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ae04a" officeooo:paragraph-rsid="002ae04a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bedbd" officeooo:paragraph-rsid="002bedbd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9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ae04a" officeooo:paragraph-rsid="002ae04a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loext:graphic-properties draw:fill="none"/>
      <style:paragraph-properties fo:margin-left="1.9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51190" officeooo:paragraph-rsid="0029e548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loext:graphic-properties draw:fill="none"/>
      <style:paragraph-properties fo:margin-left="1.9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51190" officeooo:paragraph-rsid="002bedbd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loext:graphic-properties draw:fill="none"/>
      <style:paragraph-properties fo:margin-left="1.9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bedbd" officeooo:paragraph-rsid="002bedbd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1.9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1b100f" officeooo:paragraph-rsid="002bedbd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 style:list-style-name="L1">
      <style:text-properties style:font-name="Garamond" fo:font-size="16pt" fo:language="fr" fo:country="FR" fo:font-weight="bold" officeooo:rsid="0027fe34" officeooo:paragraph-rsid="0027fe3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Standard" style:list-style-name="L1">
      <style:text-properties style:font-name="Garamond" fo:font-size="16pt" fo:language="fr" fo:country="FR" fo:font-weight="bold" officeooo:rsid="0029e548" officeooo:paragraph-rsid="0029e54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 style:list-style-name="L1">
      <style:text-properties style:font-name="Garamond" fo:font-size="16pt" fo:language="fr" fo:country="FR" fo:font-weight="bold" officeooo:rsid="002eb703" officeooo:paragraph-rsid="002eb70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eb703" officeooo:paragraph-rsid="00375f61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feb0d"/>
    </style:style>
    <style:style style:name="T2" style:family="text">
      <style:text-properties officeooo:rsid="002705c4"/>
    </style:style>
    <style:style style:name="T3" style:family="text">
      <style:text-properties officeooo:rsid="002bedbd"/>
    </style:style>
    <style:style style:name="T4" style:family="text">
      <style:text-properties style:text-position="super 58%"/>
    </style:style>
    <style:style style:name="T5" style:family="text">
      <style:text-properties officeooo:rsid="00304489"/>
    </style:style>
    <style:style style:name="T6" style:family="text">
      <style:text-properties officeooo:rsid="00326ea2"/>
    </style:style>
    <style:style style:name="T7" style:family="text">
      <style:text-properties officeooo:rsid="0032732a"/>
    </style:style>
    <style:style style:name="T8" style:family="text">
      <style:text-properties officeooo:rsid="00346a5f"/>
    </style:style>
    <style:style style:name="T9" style:family="text">
      <style:text-properties officeooo:rsid="00358f19"/>
    </style:style>
    <style:style style:name="T10" style:family="text">
      <style:text-properties officeooo:rsid="00375f6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dice de viabilité</text:p>
      <text:p text:style-name="P3"/>
      <text:list xml:id="list2956304351" text:style-name="L1">
        <text:list-item>
          <text:p text:style-name="P18">Histoire</text:p>
        </text:list-item>
      </text:list>
      <text:p text:style-name="P2"/>
      <text:p text:style-name="P8">En 2135 <text:span text:style-name="T9">(c-79)</text:span> les premiers projets de colonies hors du système Hélios apparaissent.</text:p>
      <text:p text:style-name="P8">De nombreuses planètes ayant déjà été découverte, l’Union décide de créer une échelle afin de mesurer la viabilité de ces mondes.</text:p>
      <text:p text:style-name="P8">En 2137 <text:span text:style-name="T9">(c-77)</text:span> apparaît l’indice de viabilité, il peut prendre 4 valeurs chacune correspondant à un niveau de danger d’un environnement.</text:p>
      <text:p text:style-name="P8">A chaque niveau est associé un<text:span text:style-name="T7">e</text:span> procédure de colonisation. Il revient aux Pionniers de l’Union de déterminer cet indice sur le terrain.</text:p>
      <text:p text:style-name="P10"/>
      <text:p text:style-name="P10"/>
      <text:list xml:id="list232623683085070" text:continue-numbering="true" text:style-name="L1">
        <text:list-item>
          <text:p text:style-name="P19">Les valeurs de l’indice</text:p>
        </text:list-item>
      </text:list>
      <text:p text:style-name="P5"/>
      <text:p text:style-name="P8">Voici les différentes valeurs de l’indice de viabilité :</text:p>
      <text:p text:style-name="P8"/>
      <text:p text:style-name="P7"><text:span text:style-name="T2">1</text:span> – Non viable</text:p>
      <text:p text:style-name="P11">Principalement utilisé pour les environnement<text:span text:style-name="T7">s</text:span> où la vie est impossible, des astéroïde<text:span text:style-name="T7">s</text:span> aux planètes telluriques sans atmosphère ou les planètes gazeuses.</text:p>
      <text:p text:style-name="P13">Ces planètes ne sont pas apte<text:span text:style-name="T7">s</text:span> à recevoir une colonie, mais peuvent accueillir des bases ou installations pour collecter des ressources.</text:p>
      <text:p text:style-name="P13"/>
      <text:p text:style-name="P7"><text:span text:style-name="T2">2</text:span> – Hostile</text:p>
      <text:p text:style-name="P11">La vie sur ces planètes n’est pas possible sans assistance, <text:span text:style-name="T3">il reste cependant possible de développer des avant-postes. La vie coloniale reste limitée, au mieux évitée.</text:span></text:p>
      <text:p text:style-name="P14"/>
      <text:p text:style-name="P7"><text:span text:style-name="T2">3</text:span> – Habitable</text:p>
      <text:p text:style-name="P12">Toute planète abritant de la vie ou étant capable de l’accueillir.</text:p>
      <text:p text:style-name="P16">Les conditions de vie peuvent être difficiles ou nécessitant<text:span text:style-name="T7">s</text:span> des aménagements, mais il est possible de déployer une colonie.</text:p>
      <text:p text:style-name="P15"/>
      <text:p text:style-name="P9">4 – Parfait</text:p>
      <text:p text:style-name="P12">Planète regroupant toutes les caractéristiques au développement de la vie humaine.</text:p>
      <text:p text:style-name="P16">Ces mondes sont prioritaires pour le déploiement de nouvelles colonies.</text:p>
      <text:p text:style-name="P17"/>
      <text:p text:style-name="P17"/>
      <text:list xml:id="list232623348113148" text:continue-numbering="true" text:style-name="L1">
        <text:list-item>
          <text:p text:style-name="P20">La Terre</text:p>
        </text:list-item>
      </text:list>
      <text:p text:style-name="P6"/>
      <text:p text:style-name="P21">La terre a possédé un indice de viabilité de 4 jusqu’au <text:span text:style-name="T5">début</text:span> du <text:span text:style-name="T8">21</text:span><text:span text:style-name="T4">eme</text:span> siècle à partir du quel il est passé à 3 <text:span text:style-name="T10">suite au début de la Grande Pandémie de Flutterite en 2075 (c-135).</text:span></text:p>
      <text:p text:style-name="P21"><text:span text:style-name="T10">En 2153 (c-61), l’indice de la Terre passe à 2 suite aux derniers relevés atmosphériq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59S</meta:editing-duration>
    <meta:editing-cycles>32</meta:editing-cycles>
    <meta:generator>LibreOffice/6.0.2.1$Windows_X86_64 LibreOffice_project/f7f06a8f319e4b62f9bc5095aa112a65d2f3ac89</meta:generator>
    <dc:date>2018-06-02T23:26:22.937000000</dc:date>
    <meta:document-statistic meta:table-count="0" meta:image-count="0" meta:object-count="0" meta:page-count="1" meta:paragraph-count="23" meta:word-count="285" meta:character-count="1749" meta:non-whitespace-character-count="1486"/>
    <meta:user-defined meta:name="Info 1"/>
    <meta:user-defined meta:name="Info 2"/>
    <meta:user-defined meta:name="Info 3"/>
    <meta:user-defined meta:name="Info 4"/>
  </office:meta>
</office:document-meta>
</file>